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B0000033B48E9D35A.png" manifest:media-type="image/png"/>
  <manifest:file-entry manifest:full-path="Pictures/1000000100000262000002A813B55B53.png" manifest:media-type="image/png"/>
  <manifest:file-entry manifest:full-path="Pictures/10000001000002E4000002D53C1955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14.243cm" draw:z-index="0"><draw:image xlink:href="Pictures/10000001000003DB0000033B48E9D35A.png" xlink:type="simple" xlink:show="embed" xlink:actuate="onLoad" draw:mime-type="image/png"/></draw:frame></text:p>
      <text:p text:style-name="Standard"/>
      <text:p text:style-name="P1"><draw:frame draw:style-name="fr1" draw:name="Picture 2" text:anchor-type="as-char" svg:width="17cm" svg:height="18.951cm" draw:z-index="0"><draw:image xlink:href="Pictures/1000000100000262000002A813B55B53.png" xlink:type="simple" xlink:show="embed" xlink:actuate="onLoad" draw:mime-type="image/png"/></draw:frame></text:p>
      <text:p text:style-name="Standard"><draw:frame draw:style-name="fr1" draw:name="Picture 3" text:anchor-type="as-char" svg:width="17cm" svg:height="14.243cm" draw:z-index="0"><draw:image xlink:href="Pictures/10000001000003DB0000033B48E9D35A.png" xlink:type="simple" xlink:show="embed" xlink:actuate="onLoad" draw:mime-type="image/png"/></draw:frame></text:p>
      <text:p text:style-name="Standard"/>
      <text:p text:style-name="P1"><draw:frame draw:style-name="fr1" draw:name="Picture 4" text:anchor-type="as-char" svg:width="17cm" svg:height="16.655cm" draw:z-index="0"><draw:image xlink:href="Pictures/10000001000002E4000002D53C1955C7.png" xlink:type="simple" xlink:show="embed" xlink:actuate="onLoad" draw:mime-type="image/png"/></draw:frame></text:p>
      <text:p text:style-name="Standard"><draw:frame draw:style-name="fr1" draw:name="Picture 5" text:anchor-type="as-char" svg:width="17cm" svg:height="16.655cm" draw:z-index="0"><draw:image xlink:href="Pictures/10000001000002E4000002D53C1955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15-18-27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5" meta:object-count="0" meta:page-count="3" meta:paragraph-count="5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